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6.6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Marca </text:p>
          </table:table-cell>
          <table:table-cell office:value-type="string" calcext:value-type="string">
            <text:p>Modello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Prezzo ($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DI </text:p>
          </table:table-cell>
          <table:table-cell office:value-type="string" calcext:value-type="string">
            <text:p>A3</text:p>
          </table:table-cell>
          <table:table-cell office:value-type="float" office:value="2011" calcext:value-type="float">
            <text:p>201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3</text:p>
          </table:table-cell>
          <table:table-cell office:value-type="float" office:value="2009" calcext:value-type="float">
            <text:p>200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ANDA</text:p>
          </table:table-cell>
          <table:table-cell office:value-type="float" office:value="2018" calcext:value-type="float">
            <text:p>2018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CA</text:p>
          </table:table-cell>
          <table:table-cell office:value-type="string" calcext:value-type="string">
            <text:p>YPSILON</text:p>
          </table:table-cell>
          <table:table-cell office:value-type="float" office:value="2002" calcext:value-type="float">
            <text:p>2002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AUTOINCREMENT,UNIQUE,NOT NULL</text:p>
          </table:table-cell>
          <table:table-cell/>
          <table:table-cell office:value-type="string" calcext:value-type="string">
            <text:p>PRIMARY</text:p>
          </table:table-cell>
        </table:table-row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NOT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lo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T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zzo($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7:54:17.627920159</meta:creation-date>
    <dc:date>2022-12-19T18:10:38.246607297</dc:date>
    <meta:editing-duration>PT6M10S</meta:editing-duration>
    <meta:editing-cycles>1</meta:editing-cycles>
    <meta:document-statistic meta:table-count="1" meta:cell-count="46" meta:object-count="0"/>
    <meta:generator>LibreOffice/7.3.7.2$Linux_X86_64 LibreOffice_project/30$Build-2</meta:generator>
  </office:meta>
</office:document-meta>
</file>